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140DEB8EB258AEF16C3.png" manifest:media-type="image/png"/>
  <manifest:file-entry manifest:full-path="Pictures/10000000000003380000011320ECD691FFF05096.png" manifest:media-type="image/png"/>
  <manifest:file-entry manifest:full-path="Pictures/1000000000000339000001A3621B5189F72A6532.png" manifest:media-type="image/png"/>
  <manifest:file-entry manifest:full-path="Pictures/10000000000003360000016DCC82BE51240ACC33.png" manifest:media-type="image/png"/>
  <manifest:file-entry manifest:full-path="Pictures/100000000000033A00000158BAD382B1AFEF1889.png" manifest:media-type="image/png"/>
  <manifest:file-entry manifest:full-path="Pictures/1000000000000334000000D6CB5F6E54A959433D.png" manifest:media-type="image/png"/>
  <manifest:file-entry manifest:full-path="Pictures/10000000000003350000019F8B4F6C2918270A1D.png" manifest:media-type="image/png"/>
  <manifest:file-entry manifest:full-path="Pictures/10000000000003370000017BE595C6758B530444.png" manifest:media-type="image/png"/>
  <manifest:file-entry manifest:full-path="Pictures/100000000000033400000128CF7A170263A583C7.png" manifest:media-type="image/png"/>
  <manifest:file-entry manifest:full-path="Pictures/100000000000033E00000103C68BC839C1950EA5.png" manifest:media-type="image/png"/>
  <manifest:file-entry manifest:full-path="Pictures/1000000000000336000001CA3D05BC0E3EB050EF.png" manifest:media-type="image/png"/>
  <manifest:file-entry manifest:full-path="Pictures/1000000000000345000000AA6C349E39B033AB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75f7f" officeooo:paragraph-rsid="00175f7f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од виртуальных перемещений</text:p>
      <text:p text:style-name="P1"><draw:frame draw:style-name="fr1" draw:name="Image1" text:anchor-type="char" svg:x="0cm" svg:y="0.45cm" svg:width="17cm" svg:height="3.452cm" draw:z-index="0"><draw:image xlink:href="Pictures/1000000000000345000000AA6C349E39B033AB65.png" xlink:type="simple" xlink:show="embed" xlink:actuate="onLoad" loext:mime-type="image/png"/></draw:frame><draw:frame draw:style-name="fr1" draw:name="Image2" text:anchor-type="char" svg:x="0cm" svg:y="3.9cm" svg:width="17cm" svg:height="9.472cm" draw:z-index="1"><draw:image xlink:href="Pictures/1000000000000336000001CA3D05BC0E3EB050EF.png" xlink:type="simple" xlink:show="embed" xlink:actuate="onLoad" loext:mime-type="image/png"/></draw:frame><draw:frame draw:style-name="fr1" draw:name="Image3" text:anchor-type="char" svg:x="0cm" svg:y="13.37cm" svg:width="17cm" svg:height="5.304cm" draw:z-index="2"><draw:image xlink:href="Pictures/100000000000033E00000103C68BC839C1950EA5.png" xlink:type="simple" xlink:show="embed" xlink:actuate="onLoad" loext:mime-type="image/png"/></draw:frame></text:p>
      <text:p text:style-name="P1"/>
      <text:p text:style-name="P1"><draw:frame draw:style-name="fr1" draw:name="Image4" text:anchor-type="char" svg:x="0cm" svg:y="5.3cm" svg:width="17cm" svg:height="7.828cm" draw:z-index="3"><draw:image xlink:href="Pictures/10000000000003370000017BE595C6758B530444.png" xlink:type="simple" xlink:show="embed" xlink:actuate="onLoad" loext:mime-type="image/png"/></draw:frame></text:p>
      <text:p text:style-name="P1"><draw:frame draw:style-name="fr1" draw:name="Image5" text:anchor-type="char" svg:x="0cm" svg:y="-1.138cm" svg:width="17cm" svg:height="4.434cm" draw:z-index="4"><draw:image xlink:href="Pictures/1000000000000334000000D6CB5F6E54A959433D.png" xlink:type="simple" xlink:show="embed" xlink:actuate="onLoad" loext:mime-type="image/png"/></draw:frame><draw:frame draw:style-name="fr1" draw:name="Image6" text:anchor-type="char" svg:x="0cm" svg:y="3.295cm" svg:width="17cm" svg:height="7.078cm" draw:z-index="5"><draw:image xlink:href="Pictures/100000000000033A00000158BAD382B1AFEF1889.png" xlink:type="simple" xlink:show="embed" xlink:actuate="onLoad" loext:mime-type="image/png"/></draw:frame><text:soft-page-break/></text:p>
      <text:p text:style-name="P1"><draw:frame draw:style-name="fr1" draw:name="Image7" text:anchor-type="char" svg:x="0cm" svg:y="7.075cm" svg:width="17cm" svg:height="7.548cm" draw:z-index="6"><draw:image xlink:href="Pictures/10000000000003360000016DCC82BE51240ACC33.png" xlink:type="simple" xlink:show="embed" xlink:actuate="onLoad" loext:mime-type="image/png"/></draw:frame><draw:frame draw:style-name="fr1" draw:name="Image8" text:anchor-type="char" svg:x="0cm" svg:y="14.621cm" svg:width="17cm" svg:height="8.632cm" draw:z-index="7"><draw:image xlink:href="Pictures/1000000000000339000001A3621B5189F72A6532.png" xlink:type="simple" xlink:show="embed" xlink:actuate="onLoad" loext:mime-type="image/png"/></draw:frame></text:p>
      <text:p text:style-name="P1"/>
      <text:p text:style-name="P1"><draw:frame draw:style-name="fr1" draw:name="Image9" text:anchor-type="char" svg:x="-0.053cm" svg:y="-1.307cm" svg:width="17cm" svg:height="6.135cm" draw:z-index="8"><draw:image xlink:href="Pictures/100000000000033400000128CF7A170263A583C7.png" xlink:type="simple" xlink:show="embed" xlink:actuate="onLoad" loext:mime-type="image/png"/></draw:frame><draw:frame draw:style-name="fr1" draw:name="Image10" text:anchor-type="char" svg:x="-0.053cm" svg:y="4.826cm" svg:width="17cm" svg:height="5.673cm" draw:z-index="9"><draw:image xlink:href="Pictures/10000000000003380000011320ECD691FFF05096.png" xlink:type="simple" xlink:show="embed" xlink:actuate="onLoad" loext:mime-type="image/png"/></draw:frame><draw:frame draw:style-name="fr1" draw:name="Image11" text:anchor-type="char" svg:x="-0.053cm" svg:y="10.497cm" svg:width="17cm" svg:height="6.553cm" draw:z-index="10"><draw:image xlink:href="Pictures/100000000000033E00000140DEB8EB258AEF16C3.png" xlink:type="simple" xlink:show="embed" xlink:actuate="onLoad" loext:mime-type="image/png"/></draw:frame><draw:frame draw:style-name="fr1" draw:name="Image12" text:anchor-type="char" svg:x="-0.053cm" svg:y="17.048cm" svg:width="17cm" svg:height="8.592cm" draw:z-index="11"><draw:image xlink:href="Pictures/10000000000003350000019F8B4F6C2918270A1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50:39.714400799</meta:creation-date>
    <dc:date>2022-07-04T14:14:11.482353165</dc:date>
    <meta:editing-duration>PT11S</meta:editing-duration>
    <meta:editing-cycles>1</meta:editing-cycles>
    <meta:document-statistic meta:table-count="0" meta:image-count="12" meta:object-count="0" meta:page-count="3" meta:paragraph-count="1" meta:word-count="3" meta:character-count="29" meta:non-whitespace-character-count="27"/>
    <meta:generator>LibreOffice/6.4.7.2$Linux_X86_64 LibreOffice_project/40$Build-2</meta:generator>
  </office:meta>
</office:document-meta>
</file>